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c89fc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2df960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4b75a0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5fc0fe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rsid="006c751b" officeooo:paragraph-rsid="006f8f53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rsid="006c751b" officeooo:paragraph-rsid="007307c2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rsid="006c751b" officeooo:paragraph-rsid="00774bee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rsid="006c751b" officeooo:paragraph-rsid="007c215c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rsid="006c751b" officeooo:paragraph-rsid="0082d94e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6c751b" officeooo:paragraph-rsid="008635d8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6c751b" officeooo:paragraph-rsid="0088a692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4a5ba5" officeooo:paragraph-rsid="004b75a0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4a5ba5" officeooo:paragraph-rsid="008b4218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4a5ba5" officeooo:paragraph-rsid="008c734c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rsid="004a5ba5" officeooo:paragraph-rsid="0092f6c0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rsid="004a5ba5" officeooo:paragraph-rsid="009a8d4a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rsid="004a5ba5" officeooo:paragraph-rsid="009c21fc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paragraph-rsid="004b75a0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fo:font-weight="bold" officeooo:rsid="004a5ba5" officeooo:paragraph-rsid="008b4218" style:font-name-asian="WenQuanYi Micro Hei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WenQuanYi Micro Hei" fo:font-size="12pt" fo:font-weight="bold" officeooo:rsid="006c751b" officeooo:paragraph-rsid="006c751b" style:font-name-asian="WenQuanYi Micro Hei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WenQuanYi Micro Hei" fo:font-size="12pt" fo:font-weight="bold" officeooo:rsid="005fc0fe" officeooo:paragraph-rsid="005fc0fe" style:font-name-asian="WenQuanYi Micro Hei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WenQuanYi Micro Hei" fo:font-size="12pt" fo:font-weight="bold" officeooo:rsid="0041832b" officeooo:paragraph-rsid="0041832b" style:font-name-asian="WenQuanYi Micro Hei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WenQuanYi Micro Hei" fo:font-size="12pt" fo:font-weight="bold" officeooo:rsid="003c07b3" officeooo:paragraph-rsid="003c07b3" style:font-name-asian="WenQuanYi Micro Hei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WenQuanYi Micro Hei" fo:font-size="12pt" fo:font-weight="bold" officeooo:rsid="002df960" officeooo:paragraph-rsid="002df960" style:font-name-asian="WenQuanYi Micro Hei" style:font-size-asian="12pt" style:font-weight-asian="bold" style:font-size-complex="12pt" style:font-weight-complex="bold"/>
    </style:style>
    <style:style style:name="T1" style:family="text">
      <style:text-properties officeooo:rsid="001c89fc"/>
    </style:style>
    <style:style style:name="T2" style:family="text">
      <style:text-properties fo:font-weight="bold" officeooo:rsid="001c89fc" style:font-weight-asian="bold" style:font-weight-complex="bold"/>
    </style:style>
    <style:style style:name="T3" style:family="text">
      <style:text-properties officeooo:rsid="002df960"/>
    </style:style>
    <style:style style:name="T4" style:family="text">
      <style:text-properties officeooo:rsid="0033b792"/>
    </style:style>
    <style:style style:name="T5" style:family="text">
      <style:text-properties officeooo:rsid="00359962"/>
    </style:style>
    <style:style style:name="T6" style:family="text">
      <style:text-properties officeooo:rsid="0037cf2c"/>
    </style:style>
    <style:style style:name="T7" style:family="text">
      <style:text-properties officeooo:rsid="0037fa23"/>
    </style:style>
    <style:style style:name="T8" style:family="text">
      <style:text-properties officeooo:rsid="00390a95"/>
    </style:style>
    <style:style style:name="T9" style:family="text">
      <style:text-properties officeooo:rsid="0039753e"/>
    </style:style>
    <style:style style:name="T10" style:family="text">
      <style:text-properties officeooo:rsid="003a10ba"/>
    </style:style>
    <style:style style:name="T11" style:family="text">
      <style:text-properties officeooo:rsid="003c1bd2"/>
    </style:style>
    <style:style style:name="T12" style:family="text">
      <style:text-properties officeooo:rsid="003cab8a"/>
    </style:style>
    <style:style style:name="T13" style:family="text">
      <style:text-properties officeooo:rsid="003cfee5"/>
    </style:style>
    <style:style style:name="T14" style:family="text">
      <style:text-properties officeooo:rsid="003edb74"/>
    </style:style>
    <style:style style:name="T15" style:family="text">
      <style:text-properties officeooo:rsid="003f08c9"/>
    </style:style>
    <style:style style:name="T16" style:family="text">
      <style:text-properties officeooo:rsid="003f23e9"/>
    </style:style>
    <style:style style:name="T17" style:family="text">
      <style:text-properties officeooo:rsid="003f40c9"/>
    </style:style>
    <style:style style:name="T18" style:family="text">
      <style:text-properties officeooo:rsid="0040cb43"/>
    </style:style>
    <style:style style:name="T19" style:family="text">
      <style:text-properties officeooo:rsid="0041fa01"/>
    </style:style>
    <style:style style:name="T20" style:family="text">
      <style:text-properties officeooo:rsid="00439cf8"/>
    </style:style>
    <style:style style:name="T21" style:family="text">
      <style:text-properties officeooo:rsid="0045448f"/>
    </style:style>
    <style:style style:name="T22" style:family="text">
      <style:text-properties officeooo:rsid="0047b2ff"/>
    </style:style>
    <style:style style:name="T23" style:family="text">
      <style:text-properties officeooo:rsid="00485673"/>
    </style:style>
    <style:style style:name="T24" style:family="text">
      <style:text-properties officeooo:rsid="004a5ba5"/>
    </style:style>
    <style:style style:name="T25" style:family="text">
      <style:text-properties officeooo:rsid="004b75a0"/>
    </style:style>
    <style:style style:name="T26" style:family="text">
      <style:text-properties officeooo:rsid="004cf559"/>
    </style:style>
    <style:style style:name="T27" style:family="text">
      <style:text-properties officeooo:rsid="004e698c"/>
    </style:style>
    <style:style style:name="T28" style:family="text">
      <style:text-properties officeooo:rsid="004f9c34"/>
    </style:style>
    <style:style style:name="T29" style:family="text">
      <style:text-properties officeooo:rsid="005155b4"/>
    </style:style>
    <style:style style:name="T30" style:family="text">
      <style:text-properties officeooo:rsid="00527fe4"/>
    </style:style>
    <style:style style:name="T31" style:family="text">
      <style:text-properties officeooo:rsid="0052ad1b"/>
    </style:style>
    <style:style style:name="T32" style:family="text">
      <style:text-properties officeooo:rsid="0056121c"/>
    </style:style>
    <style:style style:name="T33" style:family="text">
      <style:text-properties officeooo:rsid="00564672"/>
    </style:style>
    <style:style style:name="T34" style:family="text">
      <style:text-properties officeooo:rsid="0056c59c"/>
    </style:style>
    <style:style style:name="T35" style:family="text">
      <style:text-properties officeooo:rsid="0056f67c"/>
    </style:style>
    <style:style style:name="T36" style:family="text">
      <style:text-properties officeooo:rsid="00582615"/>
    </style:style>
    <style:style style:name="T37" style:family="text">
      <style:text-properties officeooo:rsid="0059572c"/>
    </style:style>
    <style:style style:name="T38" style:family="text">
      <style:text-properties officeooo:rsid="005961e6"/>
    </style:style>
    <style:style style:name="T39" style:family="text">
      <style:text-properties officeooo:rsid="005a03f3"/>
    </style:style>
    <style:style style:name="T40" style:family="text">
      <style:text-properties officeooo:rsid="005a7af3"/>
    </style:style>
    <style:style style:name="T41" style:family="text">
      <style:text-properties officeooo:rsid="005e2a62"/>
    </style:style>
    <style:style style:name="T42" style:family="text">
      <style:text-properties officeooo:rsid="005fc0fe"/>
    </style:style>
    <style:style style:name="T43" style:family="text">
      <style:text-properties officeooo:rsid="0061a8cf"/>
    </style:style>
    <style:style style:name="T44" style:family="text">
      <style:text-properties officeooo:rsid="00625142"/>
    </style:style>
    <style:style style:name="T45" style:family="text">
      <style:text-properties officeooo:rsid="00640e44"/>
    </style:style>
    <style:style style:name="T46" style:family="text">
      <style:text-properties officeooo:rsid="0065248a"/>
    </style:style>
    <style:style style:name="T47" style:family="text">
      <style:text-properties officeooo:rsid="0066ac27"/>
    </style:style>
    <style:style style:name="T48" style:family="text">
      <style:text-properties officeooo:rsid="006945a5"/>
    </style:style>
    <style:style style:name="T49" style:family="text">
      <style:text-properties officeooo:rsid="006a0443"/>
    </style:style>
    <style:style style:name="T50" style:family="text">
      <style:text-properties officeooo:rsid="006acb26"/>
    </style:style>
    <style:style style:name="T51" style:family="text">
      <style:text-properties officeooo:rsid="006c0078"/>
    </style:style>
    <style:style style:name="T52" style:family="text">
      <style:text-properties officeooo:rsid="006c6759"/>
    </style:style>
    <style:style style:name="T53" style:family="text">
      <style:text-properties officeooo:rsid="006f8f53"/>
    </style:style>
    <style:style style:name="T54" style:family="text">
      <style:text-properties officeooo:rsid="007307c2"/>
    </style:style>
    <style:style style:name="T55" style:family="text">
      <style:text-properties officeooo:rsid="0078bb4f"/>
    </style:style>
    <style:style style:name="T56" style:family="text">
      <style:text-properties officeooo:rsid="0078f7f5"/>
    </style:style>
    <style:style style:name="T57" style:family="text">
      <style:text-properties officeooo:rsid="007d2b64"/>
    </style:style>
    <style:style style:name="T58" style:family="text">
      <style:text-properties officeooo:rsid="007e7bd1"/>
    </style:style>
    <style:style style:name="T59" style:family="text">
      <style:text-properties officeooo:rsid="0081b20c"/>
    </style:style>
    <style:style style:name="T60" style:family="text">
      <style:text-properties officeooo:rsid="0082d94e"/>
    </style:style>
    <style:style style:name="T61" style:family="text">
      <style:text-properties officeooo:rsid="008635d8"/>
    </style:style>
    <style:style style:name="T62" style:family="text">
      <style:text-properties officeooo:rsid="00898e23"/>
    </style:style>
    <style:style style:name="T63" style:family="text">
      <style:text-properties officeooo:rsid="0089c5ef"/>
    </style:style>
    <style:style style:name="T64" style:family="text">
      <style:text-properties officeooo:rsid="008abd02"/>
    </style:style>
    <style:style style:name="T65" style:family="text">
      <style:text-properties officeooo:rsid="008b4218"/>
    </style:style>
    <style:style style:name="T66" style:family="text">
      <style:text-properties officeooo:rsid="008bf707"/>
    </style:style>
    <style:style style:name="T67" style:family="text">
      <style:text-properties officeooo:rsid="008c734c"/>
    </style:style>
    <style:style style:name="T68" style:family="text">
      <style:text-properties officeooo:rsid="008e4837"/>
    </style:style>
    <style:style style:name="T69" style:family="text">
      <style:text-properties officeooo:rsid="008fd5a8"/>
    </style:style>
    <style:style style:name="T70" style:family="text">
      <style:text-properties officeooo:rsid="00910947"/>
    </style:style>
    <style:style style:name="T71" style:family="text">
      <style:text-properties officeooo:rsid="00963178"/>
    </style:style>
    <style:style style:name="T72" style:family="text">
      <style:text-properties officeooo:rsid="00993c05"/>
    </style:style>
    <style:style style:name="T73" style:family="text">
      <style:text-properties officeooo:rsid="009a8d4a"/>
    </style:style>
    <style:style style:name="T74" style:family="text">
      <style:text-properties officeooo:rsid="009bfa19"/>
    </style:style>
    <style:style style:name="T75" style:family="text">
      <style:text-properties officeooo:rsid="009c21fc"/>
    </style:style>
    <style:style style:name="T76" style:family="text">
      <style:text-properties officeooo:rsid="009c9842"/>
    </style:style>
    <style:style style:name="T77" style:family="text">
      <style:text-properties officeooo:rsid="009dde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在python中有很多种运行外部程序的方法，有些特定的场景包括：在当前脚本继续运行、创建和管理子进程、执行外部命令或程序、执行需要输入的命令、通过网络来调用命令、执行命令来创建需要处理的输出、执行其它的python脚本、执行一系列动态生成的python脚本、导入python模块和执行它顶层的代码，这些场景都与python</text:span><text:span text:style-name="T2">执行环境</text:span><text:span text:style-name="T1">有关，下面先从可调用对象说起。</text:span></text:p>
      <text:p text:style-name="P25">1、可调用对象</text:p>
      <text:p text:style-name="P3"><text:span text:style-name="T3">python有四种可调用对象：函数、方法、类，以及一些类的实例。这些对象的任何引用或者别名都是可调用的，还可以通过函数式编程接口来进行调用，函数式编程接口如</text:span><text:span text:style-name="T4">apply()、filter()、map()以及reduce()</text:span><text:span text:style-name="T3">。</text:span></text:p>
      <text:p text:style-name="P1">python有<text:span text:style-name="T5">3种不同类型的函数对象，分别是内建函数、用户自定义函数、lambda表达式</text:span><text:span text:style-name="T9">。</text:span><text:span text:style-name="T5">方法与类相关联</text:span><text:span text:style-name="T6">，包括内建方法和自定义方法</text:span><text:span text:style-name="T7">。</text:span>类是我们经常遇到的一个概念<text:span text:style-name="T8">，利用类的可调用性可以创建实例</text:span><text:span text:style-name="T9">。类的实例默认是不可以调用的</text:span><text:span text:style-name="T11">，</text:span><text:span text:style-name="T9">只有定义类的时候实现了__</text:span><text:span text:style-name="T10">call__()方法，类的实例才是可调用的。</text:span></text:p>
      <text:p text:style-name="P24">2、代码对象</text:p>
      <text:p text:style-name="P1">可执行对象<text:span text:style-name="T12">，如语句</text:span><text:span text:style-name="T13">、赋值、表达式，甚至模块，是构成代码块的一部分</text:span><text:span text:style-name="T14">，被称为代码对象</text:span><text:span text:style-name="T15">，如果要执行这些代码</text:span><text:span text:style-name="T16">，必须首先要转换成字节编译的代码</text:span><text:span text:style-name="T17">，因为这才是真正的可执行对象</text:span><text:span text:style-name="T20">。一般说来</text:span><text:span text:style-name="T21">，代码对象可以作为函数或者方法调用的一部分来执行，也可用exec语句或内建函数eval()来执行。</text:span><text:span text:style-name="T18">如自定义函数的</text:span><text:span text:style-name="T19">func_code属性，便是一个代码对象。</text:span></text:p>
      <text:p text:style-name="P23">3、内建函数</text:p>
      <text:p text:style-name="P1">python提供了大量的内建函数支持可执行对象<text:span text:style-name="T22">，包括：</text:span></text:p>
      <text:p text:style-name="P1"><text:span text:style-name="T22">callable</text:span><text:span text:style-name="T23">(obj)：判断obj是否可调用</text:span><text:span text:style-name="T24">。</text:span></text:p>
      <text:p text:style-name="P4"><text:span text:style-name="T25">compile(</text:span><text:span text:style-name="T26">string,file,type</text:span><text:span text:style-name="T25">)：从type类型中创建代码对象</text:span><text:span text:style-name="T26">，file是代码存放的地方，通常设为“”空字符串</text:span><text:span text:style-name="T39">，type可以是eval、single或者exec，分别表示可求值表达式、单一可执行语句、可执行语句组</text:span><text:span text:style-name="T40">，对于返回值</text:span><text:span text:style-name="T41">，</text:span><text:span text:style-name="T40">第一个与eval()配合使用，后面两个与exec一起使用。</text:span></text:p>
      <text:p text:style-name="P4"><text:span text:style-name="T24">eval</text:span><text:span text:style-name="T27">(obj,globals=globals(),locals=locals())：</text:span><text:span text:style-name="T28">对obj进行求值，obj是已编译为代码对象的表达式</text:span><text:span text:style-name="T29">，或是一个字符串表达式</text:span><text:span text:style-name="T30">，可以给出全局、局部的名字空间。</text:span></text:p>
      <text:p text:style-name="P4"><text:span text:style-name="T30">exec obj</text:span><text:span text:style-name="T31">：执行obj</text:span><text:span text:style-name="T32">，单一的python语句或者语句的集合</text:span><text:span text:style-name="T33">，也就是说格式是代码对象或者字符串</text:span><text:span text:style-name="T34">，obj也可以是一个文件对象</text:span><text:span text:style-name="T35">。</text:span></text:p>
      <text:p text:style-name="P4"><text:span text:style-name="T24">input</text:span><text:span text:style-name="T36">(prompt</text:span><text:span text:style-name="T37">=''</text:span><text:span text:style-name="T36">)：等同于eval</text:span><text:span text:style-name="T38">(raw_input(prompt=''))</text:span></text:p>
      <text:p text:style-name="P22">4、执行其它python程序</text:p>
      <text:p text:style-name="P5"><text:span text:style-name="T42">在运行时刻</text:span><text:span text:style-name="T43">，有很多执行另外python脚本的方法。第一次导入模块会执行模块最高级别的代码</text:span><text:span text:style-name="T44">，即没有缩进的代码。导入模块的副作用是导致最高级别的代码运行</text:span><text:span text:style-name="T45">，而</text:span><text:span text:style-name="T46">execfile()也可以读取python脚本的内容，但是仅可以在现有的执行环境下运行</text:span><text:span text:style-name="T47">。再一个就是在命令行运行python脚本</text:span><text:span text:style-name="T48">，有两个好用的命令行参数</text:span><text:span text:style-name="T49">，</text:span><text:span text:style-name="T48">“-c”参数可以让python的导入机制自动查找模块并导入</text:span><text:span text:style-name="T50">，</text:span><text:span text:style-name="T51">“-m”参数等效与</text:span><text:span text:style-name="T52">“__name__”的值为“__main__”。</text:span></text:p>
      <text:p text:style-name="P21">5、执行非python程序</text:p>
      <text:p text:style-name="P6"><text:span text:style-name="T53">在python程序里，我们也可以执行非python程序，这些程序包括了二进制可执行文件，其它的shell脚本等等，所有的要求只是一个有效的执行环境。不同的操作系统，python模块不同，但只需要导入os模块就可以了，python会根据特定的操作系统装载正确的模块。</text:span></text:p>
      <text:p text:style-name="P7"><text:soft-page-break/><text:span text:style-name="T54">os.system(cmd)：执行程序cmd，cmd是个字符串，等待程序结束，返回退出码，windows下始终为</text:span><text:span text:style-name="T57">0</text:span><text:span text:style-name="T54">。</text:span></text:p>
      <text:p text:style-name="P8"><text:span text:style-name="T54">os.popen(cmd,</text:span><text:span text:style-name="T55">mode='r',buffering=-1</text:span><text:span text:style-name="T54">)：执行</text:span><text:span text:style-name="T56">字符串</text:span><text:span text:style-name="T54">cmd，返回一个类文件对象作为运行程序通信句柄，默认为读取模式和默认系统缓冲。</text:span></text:p>
      <text:p text:style-name="P9"><text:span text:style-name="T54">os.fork()：创建一个和父进程并行的子进程，通常来说和exec*</text:span><text:span text:style-name="T58">()一起使用，返回两次，一次给父进程，一次给子进程</text:span><text:span text:style-name="T54">。</text:span></text:p>
      <text:p text:style-name="P10"><text:span text:style-name="T54">os.exec*()：</text:span><text:span text:style-name="T59">exec*()家族，用参数列表</text:span><text:span text:style-name="T60">、参数向量列表、环境变量来执行文件、命令</text:span><text:span text:style-name="T54">。</text:span></text:p>
      <text:p text:style-name="P12"><text:span text:style-name="T54">os.spawn*()：spawn</text:span><text:span text:style-name="T59">*()家族</text:span><text:span text:style-name="T62">，在新进程中执行命令</text:span><text:span text:style-name="T54">。</text:span></text:p>
      <text:p text:style-name="P11"><text:span text:style-name="T54">os.wait*()：wait</text:span><text:span text:style-name="T61">(</text:span><text:span text:style-name="T59">)</text:span><text:span text:style-name="T61">等待子进程完成，</text:span><text:span text:style-name="T54">waitpid</text:span><text:span text:style-name="T61">(</text:span><text:span text:style-name="T59">)</text:span><text:span text:style-name="T61">等待指定的子进程完成</text:span><text:span text:style-name="T54">。</text:span></text:p>
      <text:p text:style-name="P13">除了os模块<text:span text:style-name="T63">，subprocess也可以作类似的工作，它是一个面向进程的模块。相关的模块还有atexit</text:span><text:span text:style-name="T77">、</text:span><text:span text:style-name="T63">popen</text:span><text:span text:style-name="T64">2</text:span><text:span text:style-name="T77">、</text:span><text:span text:style-name="T64">commands</text:span><text:span text:style-name="T77">、getopt、site、platform等</text:span><text:span text:style-name="T64">。</text:span></text:p>
      <text:p text:style-name="P20"><text:span text:style-name="T65">6、程序结束执行</text:span></text:p>
      <text:p text:style-name="P14"><text:span text:style-name="T65">当程序运行完成</text:span><text:span text:style-name="T66">，所有模块最高级的语句执行完毕后退出，这是干净的执行，可能有很多情况，需要从python提前退出，比如某种致命错误，或是不满足继续执行的条件的时候，在python中，有各种应对错误的方法。</text:span></text:p>
      <text:p text:style-name="P15"><text:span text:style-name="T67">sys.exit(status=0)：立即退出程序并返回调用程序</text:span><text:span text:style-name="T68">，当调用这个函数时</text:span><text:span text:style-name="T69">，就会触发SystemExit异常，这个异常是唯一不看作错误的异常</text:span><text:span text:style-name="T70">。</text:span></text:p>
      <text:p text:style-name="P16"><text:span text:style-name="T67">sys.exitfunc</text:span><text:span text:style-name="T72">()</text:span><text:span text:style-name="T67">：默认是不可用的</text:span><text:span text:style-name="T71">，但可以改写它以提供额外的功能，当调用了syt.exit()并在解释器退出之前，就会用到这个函数了</text:span><text:span text:style-name="T70">。</text:span></text:p>
      <text:p text:style-name="P17"><text:span text:style-name="T73">os._exit(status)：这个函数提供的功能与上面的两个函数相反</text:span><text:span text:style-name="T74">，根本不执行任何清理便立即退出python。</text:span></text:p>
      <text:p text:style-name="P18"><text:span text:style-name="T75">os.kill(pid,sig)：发送sig信号给pid进程</text:span><text:span text:style-name="T76">。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6-04T11:20:13</meta:creation-date>
    <dc:date>2015-06-05T10:29:41</dc:date>
    <dc:creator>hanjunjie </dc:creator>
    <meta:editing-duration>PT6H19M59S</meta:editing-duration>
    <meta:editing-cycles>143</meta:editing-cycles>
    <meta:generator>LibreOffice/4.0.2.2$Linux_X86_64 LibreOffice_project/400m0$Build-2</meta:generator>
    <meta:document-statistic meta:table-count="0" meta:image-count="0" meta:object-count="0" meta:page-count="2" meta:paragraph-count="30" meta:word-count="1544" meta:character-count="2160" meta:non-whitespace-character-count="2159"/>
  </office:meta>
</office:document-meta>
</file>